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Keyboard O" svg:font-family="'Linux Biolinum Keyboard O'" style:font-adornments="Regular" style:font-pitch="variable"/>
  </office:font-face-decls>
  <office:automatic-styles>
    <style:style style:name="P1" style:family="paragraph" style:parent-style-name="Standard">
      <style:text-properties officeooo:rsid="000c83fc" officeooo:paragraph-rsid="000c83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¿Cuales son los objetivos de la aplicación AHORCADO?</text:p>
      <text:p text:style-name="P1">- Ser capaz de jugar una partida de adivinar una palabra y ver las animaciones</text:p>
      <text:p text:style-name="P1"/>
      <text:p text:style-name="P1">LOS OBJETIVOS DEL USUARIO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Keyboard O" svg:font-family="'Linux Biolinum Keyboard O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7T08:40:50.376924399</meta:creation-date>
    <meta:generator>LibreOffice/7.2.1.2$Linux_X86_64 LibreOffice_project/87b77fad49947c1441b67c559c339af8f3517e22</meta:generator>
    <dc:date>2021-10-29T23:39:04.303776565</dc:date>
    <meta:editing-duration>PT14S</meta:editing-duration>
    <meta:editing-cycles>1</meta:editing-cycles>
    <meta:document-statistic meta:table-count="0" meta:image-count="0" meta:object-count="0" meta:page-count="1" meta:paragraph-count="3" meta:word-count="27" meta:character-count="155" meta:non-whitespace-character-count="131"/>
  </office:meta>
</office:document-meta>
</file>